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10pt" officeooo:rsid="00146847" officeooo:paragraph-rsid="00146847" style:font-size-asian="8.75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46847" officeooo:paragraph-rsid="00146847" style:font-size-asian="8.75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fo:font-weight="bold" officeooo:rsid="00146847" officeooo:paragraph-rsid="00146847" style:font-size-asian="8.75pt" style:font-weight-asian="bold" style:font-size-complex="10pt" style:font-weight-complex="bold"/>
    </style:style>
    <style:style style:name="P4" style:family="paragraph" style:parent-style-name="Header">
      <style:text-properties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72pt" fo:font-weight="bold" officeooo:rsid="0014edca" officeooo:paragraph-rsid="0014edca" style:font-size-asian="72pt" style:font-weight-asian="bold" style:font-size-complex="7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2pt" fo:font-weight="bold" officeooo:rsid="0016352f" officeooo:paragraph-rsid="0016352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72pt" style:font-size-asian="72pt" style:font-size-complex="7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Table_20_Contents">
      <style:text-properties style:font-name="Arial" fo:font-size="10pt" fo:font-weight="bold" officeooo:rsid="00146847" officeooo:paragraph-rsid="00146847" style:font-size-asian="8.75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>Rabbit Show Manager</text:p>
      <text:p text:style-name="P5"/>
      <text:p text:style-name="P6"><text:span text:style-name="T2">©</text:span> 2014 Paul Massey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572cm"/>
    </style:style>
    <style:style style:name="Table2.B" style:family="table-column">
      <style:table-column-properties style:column-width="8.916cm"/>
    </style:style>
    <style:style style:name="Table2.C" style:family="table-column">
      <style:table-column-properties style:column-width="4.524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572cm"/>
    </style:style>
    <style:style style:name="Table3.B" style:family="table-column">
      <style:table-column-properties style:column-width="8.916cm"/>
    </style:style>
    <style:style style:name="Table3.C" style:family="table-column">
      <style:table-column-properties style:column-width="4.524cm"/>
    </style:style>
    <style:style style:name="Table3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10pt" officeooo:rsid="00146847" officeooo:paragraph-rsid="00146847" style:font-size-asian="8.75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46847" officeooo:paragraph-rsid="00146847" style:font-size-asian="8.75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Arial" fo:font-size="10pt" fo:font-weight="bold" officeooo:rsid="00146847" officeooo:paragraph-rsid="00146847" style:font-size-asian="8.75pt" style:font-weight-asian="bold" style:font-size-complex="10pt" style:font-weight-complex="bold"/>
    </style:style>
    <style:style style:name="MP4" style:family="paragraph" style:parent-style-name="Header">
      <style:text-properties fo:font-size="10pt" style:font-size-asian="8.75pt" style:font-size-complex="10pt"/>
    </style:style>
    <style:style style:name="MP5" style:family="paragraph" style:parent-style-name="Table_20_Contents">
      <style:text-properties style:font-name="Arial" fo:font-size="10pt" fo:font-weight="bold" officeooo:rsid="00146847" officeooo:paragraph-rsid="00146847" style:font-size-asian="8.75pt" style:font-weight-asian="bold" style:font-size-complex="10pt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SID/SRN <text:span text:style-name="MT1">120107243</text:span></text:p>
            </table:table-cell>
            <table:table-cell table:style-name="Table2.A1" office:value-type="string">
              <text:p text:style-name="MP2">Rabbit Show Management System</text:p>
            </table:table-cell>
            <table:table-cell table:style-name="Table2.A1" office:value-type="string">
              <text:p text:style-name="MP3">Paul Massey</text:p>
            </table:table-cell>
          </table:table-row>
        </table:table>
        <text:p text:style-name="MP4"/>
      </style:header>
      <style:header-first style:display="false"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5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22:23:34.561000000</meta:creation-date>
    <meta:generator>LibreOffice/4.1.4.2$Windows_x86 LibreOffice_project/0a0440ccc0227ad9829de5f46be37cfb6edcf72</meta:generator>
    <dc:date>2014-02-06T14:07:17.194000000</dc:date>
    <meta:editing-duration>P0D</meta:editing-duration>
    <meta:editing-cycles>1</meta:editing-cycles>
    <meta:document-statistic meta:table-count="2" meta:image-count="0" meta:object-count="0" meta:page-count="2" meta:paragraph-count="5" meta:word-count="15" meta:character-count="95" meta:non-whitespace-character-count="84"/>
  </office:meta>
</office:document-meta>
</file>